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end" style:justify-single-word="false" style:writing-mode="rl-tb"/>
    </style:style>
    <style:style style:name="P2" style:family="paragraph" style:parent-style-name="Text_20_body">
      <style:paragraph-properties fo:text-align="end" style:justify-single-word="false" style:writing-mode="rl-tb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Noto Sans Arabic" style:font-name-complex="Noto Sans Arabic"/>
    </style:style>
    <style:style style:name="P4" style:family="paragraph" style:parent-style-name="Heading_20_3">
      <style:paragraph-properties fo:text-align="end" style:justify-single-word="false" style:writing-mode="rl-tb"/>
      <style:text-properties style:font-name="Noto Sans Arabic" style:font-name-complex="Noto Sans Arabic"/>
    </style:style>
    <style:style style:name="P5" style:family="paragraph" style:parent-style-name="Text_20_body">
      <style:paragraph-properties fo:text-align="end" style:justify-single-word="false" style:writing-mode="rl-tb"/>
      <style:text-properties style:font-name="Noto Sans Arabic" style:font-name-complex="Noto Sans Arabic"/>
    </style:style>
    <style:style style:name="P6" style:family="paragraph" style:parent-style-name="Text_20_body">
      <style:paragraph-properties fo:margin-left="0in" fo:margin-right="0in" fo:text-align="end" style:justify-single-word="false" fo:text-indent="0in" style:auto-text-indent="false" style:writing-mode="rl-tb"/>
      <style:text-properties style:font-name="Noto Sans Arabic" style:font-name-complex="Noto Sans Arabic"/>
    </style:style>
    <style:style style:name="P7" style:family="paragraph" style:parent-style-name="Horizontal_20_Line">
      <style:paragraph-properties fo:margin-top="0in" fo:margin-bottom="0.0972in" style:contextual-spacing="false" fo:line-height="115%" fo:text-align="end" style:justify-single-word="false" style:writing-mode="rl-tb"/>
      <style:text-properties style:font-name="Noto Sans Arabic" style:font-name-complex="Noto Sans Arabic"/>
    </style:style>
    <style:style style:name="P8" style:family="paragraph" style:parent-style-name="Heading_20_3">
      <style:paragraph-properties fo:margin-top="0in" fo:margin-bottom="0.0972in" style:contextual-spacing="false" fo:line-height="115%" fo:text-align="end" style:justify-single-word="false" style:writing-mode="rl-tb"/>
      <style:text-properties style:font-name="Noto Sans Arabic" style:font-name-complex="Noto Sans Arabic"/>
    </style:style>
    <style:style style:name="P9" style:family="paragraph" style:parent-style-name="Text_20_body" style:list-style-name="L1">
      <style:paragraph-properties fo:text-align="end" style:justify-single-word="false" style:writing-mode="rl-tb"/>
      <style:text-properties style:font-name="Noto Sans Arabic" style:font-name-complex="Noto Sans Arabic"/>
    </style:style>
    <style:style style:name="P10" style:family="paragraph" style:parent-style-name="Text_20_body" style:list-style-name="L1">
      <style:paragraph-properties fo:margin-left="0in" fo:margin-right="0in" fo:text-align="end" style:justify-single-word="false" fo:text-indent="0in" style:auto-text-indent="false" style:writing-mode="rl-tb"/>
      <style:text-properties style:font-name="Noto Sans Arabic" style:font-name-complex="Noto Sans Arabic"/>
    </style:style>
    <style:style style:name="P11" style:family="paragraph" style:parent-style-name="Text_20_body" style:list-style-name="L2">
      <style:paragraph-properties fo:text-align="end" style:justify-single-word="false" style:writing-mode="rl-tb"/>
      <style:text-properties style:font-name="Noto Sans Arabic" style:font-name-complex="Noto Sans Arabic"/>
    </style:style>
    <style:style style:name="P12" style:family="paragraph" style:parent-style-name="Text_20_body" style:list-style-name="L2">
      <style:paragraph-properties fo:margin-left="0in" fo:margin-right="0in" fo:text-align="end" style:justify-single-word="false" fo:text-indent="0in" style:auto-text-indent="false" style:writing-mode="rl-tb"/>
      <style:text-properties style:font-name="Noto Sans Arabic" style:font-name-complex="Noto Sans Arabic"/>
    </style:style>
    <style:style style:name="P13" style:family="paragraph" style:parent-style-name="Text_20_body" style:list-style-name="L3">
      <style:paragraph-properties fo:text-align="end" style:justify-single-word="false" style:writing-mode="rl-tb"/>
      <style:text-properties style:font-name="Noto Sans Arabic" style:font-name-complex="Noto Sans Arabic"/>
    </style:style>
    <style:style style:name="T1" style:family="text">
      <style:text-properties style:font-name="Noto Sans Arabic" style:font-name-complex="Noto Sans Arabic"/>
    </style:style>
    <style:style style:name="T2" style:family="text">
      <style:text-properties officeooo:rsid="000a0ba6"/>
    </style:style>
    <style:style style:name="T3" style:family="text">
      <style:text-properties officeooo:rsid="000a98b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تعریف ۵.۱.۱ (متغیر تصادفی پیوسته)</text:span></text:span></text:h>
      <text:p text:style-name="P2"><text:span text:style-name="T1">یک متغیر تصادفی (r.v.) دارای </text:span><text:span text:style-name="Strong_20_Emphasis"><text:span text:style-name="T1">توزیع پیوسته</text:span></text:span><text:span text:style-name="T1"> است اگر </text:span><text:span text:style-name="Strong_20_Emphasis"><text:span text:style-name="T1">تابع توزیع تجمعی (CDF)</text:span></text:span><text:span text:style-name="T1"> آن </text:span><text:span text:style-name="Strong_20_Emphasis"><text:span text:style-name="T1">مشتق‌پذیر</text:span></text:span><text:span text:style-name="T1"> باشد. همچنین، ما نقاط انتهایی (یا تعداد محدودی از نقاط) را مجاز می‌دانیم که در آنها CDF </text:span><text:span text:style-name="Strong_20_Emphasis"><text:span text:style-name="T1">پیوسته</text:span></text:span><text:span text:style-name="T1"> است اما </text:span><text:span text:style-name="Strong_20_Emphasis"><text:span text:style-name="T1">مشتق‌پذیر نیست</text:span></text:span><text:span text:style-name="T1">، به شرطی که CDF در بقیه نقاط مشتق‌پذیر باشد.<text:line-break/></text:span><text:span text:style-name="Strong_20_Emphasis"><text:span text:style-name="T1">متغیر تصادفی پیوسته</text:span></text:span><text:span text:style-name="T1">، متغیری است که توزیع آن پیوسته باشد.</text:span></text:p>
      <text:p text:style-name="P3"/>
      <text:h text:style-name="P4" text:outline-level="3">تعریف ۵.۱.۲: تابع چگالی احتمال (PDF)</text:h>
      <text:p text:style-name="P5">برای یک متغیر تصادفی پیوسته X با تابع توزیع تجمعی (CDF) برابر با F، <text:span text:style-name="Strong_20_Emphasis">تابع چگالی احتمال (PDF)</text:span> متغیر X مشتق تابع توزیع تجمعی است که به صورت زیر تعریف می‌شود:</text:p>
      <text:p text:style-name="P6">f(x)=F′(x)</text:p>
      <text:p text:style-name="P5"><text:span text:style-name="Strong_20_Emphasis">پشتیبانی (support)</text:span> متغیر X و توزیع آن، مجموعه تمام مقادیر x است که در آنها f(x) &gt; 0.</text:p>
      <text:p text:style-name="P5"/>
      <text:h text:style-name="P4" text:outline-level="3"><text:span text:style-name="Strong_20_Emphasis">PMF چیست؟ (تابع جرم احتمال - Probability Mass Function)</text:span></text:h>
      <text:p text:style-name="P5"><text:span text:style-name="Strong_20_Emphasis">PMF</text:span> مخفف <text:span text:style-name="Strong_20_Emphasis">Probability Mass Function</text:span> (تابع جرم احتمال) است و برای توصیف <text:span text:style-name="Strong_20_Emphasis">متغیرهای تصادفی گسسته</text:span> استفاده میشود. این تابع، احتمال دقیق هر مقدار ممکن از متغیر تصادفی را مشخص میکند.</text:p>
      <text:p text:style-name="P5"/>
      <text:p text:style-name="P5"><text:span text:style-name="Strong_20_Emphasis">CDF</text:span> مخفف <text:span text:style-name="Strong_20_Emphasis">Cumulative Distribution Function</text:span> (تابع توزیع تجمعی) است و یکی از مفاهیم اساسی در آمار و احتمال برای توصیف رفتار متغیرهای تصادفی (چه گسسته و چه پیوسته) محسوب میشود.</text:p>
      <text:p text:style-name="P7"/>
      <text:h text:style-name="P8" text:outline-level="3"><text:soft-page-break/>تعریف ریاضی:</text:h>
      <text:p text:style-name="P6">برای یک متغیر تصادفی X، تابع توزیع تجمعی FX​(x) به صورت زیر تعریف میشود:</text:p>
      <text:p text:style-name="P6">FX​(x)=P(X≤x)</text:p>
      <text:p text:style-name="P6">یعنی احتمال اینکه متغیر تصادفی X مقداری <text:span text:style-name="Strong_20_Emphasis">کمتر یا مساوی</text:span> x بگیرد.</text:p>
      <text:p text:style-name="P6"/>
      <text:p text:style-name="P6">بله، <text:span text:style-name="Strong_20_Emphasis">مقدار PDF (تابع چگالی احتمال) می‌تواند از ۱ بیشتر شود</text:span>، اما این به معنای بالا بودن احتمال نیست! دلیل این موضوع را با هم بررسی می‌کنیم:</text:p>
      <text:p text:style-name="P7"/>
      <text:h text:style-name="P8" text:outline-level="3"><text:span text:style-name="Strong_20_Emphasis">۱. چرا PDF &gt; ۱ امکان‌پذیر است؟</text:span></text:h>
      <text:list text:style-name="L1">
        <text:list-item>
          <text:p text:style-name="P9">PDF یک <text:span text:style-name="Strong_20_Emphasis">چگالی احتمال</text:span> است، نه خود احتمال.</text:p>
        </text:list-item>
        <text:list-item>
          <text:p text:style-name="P10">مقدار PDF در یک نقطه (f(x)) نشان‌دهنده <text:span text:style-name="Strong_20_Emphasis">نرخ تغییر CDF</text:span> در آن نقطه است، نه احتمال (P(X=x)=0 برای متغیرهای پیوسته).</text:p>
        </text:list-item>
        <text:list-item>
          <text:p text:style-name="P9"><text:span text:style-name="Strong_20_Emphasis">شرط اصلی PDF</text:span>: مساحت زیر منحنی آن باید برابر با ۱ باشد، نه مقدار آن در نقاط خاص.</text:p>
        </text:list-item>
      </text:list>
      <text:p text:style-name="P7"/>
      <text:h text:style-name="P8" text:outline-level="3"><text:span text:style-name="Strong_20_Emphasis">۲. مثال ملموس</text:span></text:h>
      <text:p text:style-name="P6">فرض کنید یک توزیع یکنواخت روی بازه بسیار کوچک [0,0.1] داریم:</text:p>
      <text:list text:style-name="L2">
        <text:list-item>
          <text:p text:style-name="P11"><text:span text:style-name="Strong_20_Emphasis">PDF</text:span> ثابت است و برابر است با:</text:p>
          <text:p text:style-name="P12">f(x)=0.11​<text:span text:style-name="T2">=</text:span>10(زیرا مساحت 10×0.1=1).</text:p>
          <text:p text:style-name="P12">✅ هنا f(x)=10&gt;1، اما احتمال در هر نقطه مجزا همچنان صفر است!</text:p>
        </text:list-item>
      </text:list>
      <text:p text:style-name="P7"/>
      <text:h text:style-name="P8" text:outline-level="3"><text:soft-page-break/><text:span text:style-name="Strong_20_Emphasis">۳. شرایطی که PDF &gt; ۱ رخ می‌دهد</text:span></text:h>
      <text:list text:style-name="L3">
        <text:list-item>
          <text:p text:style-name="P13"><text:span text:style-name="Strong_20_Emphasis">توزیع‌های متمرکز در بازه‌های بسیار کوچک</text:span> (مثال بالا).</text:p>
        </text:list-item>
        <text:list-item>
          <text:p text:style-name="P13"><text:span text:style-name="Strong_20_Emphasis">توزیع‌های با قله‌های باریک و بلند</text:span> (مثل توزیع نرمال با واریانس بسیار کم).</text:p>
        </text:list-item>
        <text:list-item>
          <text:p text:style-name="P13"><text:span text:style-name="Strong_20_Emphasis">توابع چگالی نامتعارف</text:span> (مثل توزیع دیراک که به صورت حدی می‌تواند بینهایت شود، اما در عمل یک توزیع گسسته محسوب می‌شود).<text:span text:style-name="T3">­</text:span></text:p>
        </text:list-item>
      </text:list>
      <text:p text:style-name="P5"/>
      <text:p text:style-name="P5"><text:span text:style-name="Strong_20_Emphasis">راهحل:</text:span><text:line-break/>۱. تعریف امید ریاضی برای متغیر تصادفی پیوسته:</text:p>
      <text:p text:style-name="P6">E[Y]=∫0∞​yfY​(y)dy</text:p>
      <text:p text:style-name="P6">۲. از رابطه P(Y&gt;t)=∫t∞​fY​(y)dy استفاده کنید.<text:line-break/>۳. انتگرال دوگانه را تغییر ترتیب دهید:</text:p>
      <text:p text:style-name="P6">∫0∞​P(Y&gt;t)dt=∫0∞​(∫t∞​fY​(y)dy)dt=∫0∞​(∫0y​dt)fY​(y)dy</text:p>
      <text:p text:style-name="P5">۴. نتیجه نهایی:</text:p>
      <text:p text:style-name="P6">∫0∞​yfY​(y)dy=E[Y]</text:p>
      <text:p text:style-name="P5"><text:span text:style-name="Strong_20_Emphasis">پاسخ:</text:span></text:p>
      <text:p text:style-name="P6">E[Y]=∫0∞​P(Y&gt;t)dt</text:p>
      <text:p text:style-name="P6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2T21:19:08.498486146</meta:creation-date>
    <dc:date>2025-04-13T02:01:06.724378012</dc:date>
    <meta:editing-duration>PT2H2M23S</meta:editing-duration>
    <meta:editing-cycles>1</meta:editing-cycles>
    <meta:document-statistic meta:table-count="0" meta:image-count="0" meta:object-count="0" meta:page-count="3" meta:paragraph-count="35" meta:word-count="405" meta:character-count="2299" meta:non-whitespace-character-count="1726"/>
    <meta:generator>LibreOffice/25.2.2.2$Linux_X86_64 LibreOffice_project/520$Build-2</meta:generator>
  </office:meta>
</office:document-meta>
</file>